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29cm" draw:marker-end-width="0.229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objectwithoutfill">
      <style:graphic-properties svg:stroke-width="0.025cm" draw:marker-start-width="0.229cm" draw:marker-end="Rounded_20_large_20_Arrow" draw:marker-end-width="0.178cm" draw:fill="none" draw:textarea-vertical-align="middle" fo:padding-top="0.137cm" fo:padding-bottom="0.137cm" fo:padding-left="0.262cm" fo:padding-right="0.262cm"/>
    </style:style>
    <style:style style:name="gr3" style:family="graphic" style:parent-style-name="objectwithoutfill">
      <style:graphic-properties svg:stroke-width="0.025cm" draw:marker-start-width="0.229cm" draw:marker-end="Arrow" draw:marker-end-width="0.178cm" draw:fill="none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width="0.025cm" draw:marker-start-width="0.229cm" draw:marker-end="" draw:marker-end-width="0.229cm" draw:fill="none" draw:textarea-vertical-align="middle" fo:padding-top="0.137cm" fo:padding-bottom="0.137cm" fo:padding-left="0.262cm" fo:padding-right="0.262cm"/>
    </style:style>
    <style:style style:name="gr6" style:family="graphic" style:parent-style-name="standard">
      <style:graphic-properties svg:stroke-width="0.025cm" svg:stroke-color="#000000" draw:marker-start-width="0.237cm" draw:marker-end-width="0.237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ize="14pt" style:font-size-asian="14pt" style:font-size-complex="14pt"/>
    </style:style>
    <style:style style:name="T1" style:family="text">
      <style:text-properties fo:font-family="'Times New Roman'" style:font-family-generic="roman" style:font-pitch="variable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1cm" svg:height="1.61cm" svg:x="0.116cm" svg:y="1.8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09cm" svg:height="1.61cm" svg:x="3.154cm" svg:y="1.8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1cm" svg:height="1.61cm" svg:x="5.967cm" svg:y="0.0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1cm" svg:height="1.612cm" svg:x="5.967cm" svg:y="3.5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1cm" svg:height="1.612cm" svg:x="8.98cm" svg:y="3.5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143cm" svg:height="0.381cm" svg:x="6.223cm" svg:y="0.3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143cm" svg:height="0.381cm" svg:x="6.21cm" svg:y="0.96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1.143cm" svg:height="0.381cm" svg:x="3.409cm" svg:y="2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1.143cm" svg:height="0.381cm" svg:x="3.396cm" svg:y="2.7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1.143cm" svg:height="0.381cm" svg:x="0.395cm" svg:y="2.15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1.143cm" svg:height="0.381cm" svg:x="0.382cm" svg:y="2.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1.143cm" svg:height="0.381cm" svg:x="6.295cm" svg:y="3.85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1.143cm" svg:height="0.381cm" svg:x="6.282cm" svg:y="4.44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6.223cm" svg:y1="0.571cm" svg:x2="4.552cm" svg:y2="2.357cm" draw:start-shape="id1" draw:start-glue-point="3" draw:end-shape="id2" draw:end-glue-point="1" svg:d="m6223 571-1671 1786">
          <text:p/>
        </draw:connector>
        <draw:connector draw:style-name="gr3" draw:text-style-name="P1" draw:layer="layout" draw:type="line" svg:x1="6.21cm" svg:y1="1.158cm" svg:x2="4.539cm" svg:y2="2.944cm" draw:start-shape="id3" draw:start-glue-point="3" draw:end-shape="id4" draw:end-glue-point="1" svg:d="m6210 1158-1671 1786">
          <text:p/>
        </draw:connector>
        <draw:connector draw:style-name="gr3" draw:text-style-name="P1" draw:layer="layout" draw:type="line" svg:x1="6.295cm" svg:y1="4.043cm" svg:x2="4.552cm" svg:y2="2.357cm" draw:start-shape="id5" draw:start-glue-point="3" draw:end-shape="id2" svg:d="m6295 4043-1743-1686">
          <text:p/>
        </draw:connector>
        <draw:connector draw:style-name="gr3" draw:text-style-name="P1" draw:layer="layout" draw:type="line" svg:x1="6.282cm" svg:y1="4.63cm" svg:x2="4.539cm" svg:y2="2.944cm" draw:start-shape="id6" draw:start-glue-point="3" draw:end-shape="id4" draw:end-glue-point="1" svg:d="m6282 4630-1743-1686">
          <text:p/>
        </draw:connector>
        <draw:connector draw:style-name="gr3" draw:text-style-name="P1" draw:layer="layout" draw:type="line" svg:x1="3.409cm" svg:y1="2.357cm" svg:x2="1.538cm" svg:y2="2.343cm" draw:start-shape="id2" draw:start-glue-point="3" draw:end-shape="id7" draw:end-glue-point="1" svg:d="m3409 2357-1871-14">
          <text:p/>
        </draw:connector>
        <draw:connector draw:style-name="gr3" draw:text-style-name="P1" draw:layer="layout" draw:type="line" svg:x1="3.396cm" svg:y1="2.944cm" svg:x2="1.525cm" svg:y2="2.93cm" draw:start-shape="id4" draw:start-glue-point="3" draw:end-shape="id8" draw:end-glue-point="1" svg:d="m3396 2944-1871-14">
          <text:p/>
        </draw:connector>
        <draw:custom-shape draw:style-name="gr1" draw:text-style-name="P1" xml:id="id9" draw:id="id9" draw:layer="layout" svg:width="1.143cm" svg:height="0.381cm" svg:x="9.195cm" svg:y="3.85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1.143cm" svg:height="0.381cm" svg:x="9.182cm" svg:y="4.44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9.195cm" svg:y1="4.043cm" svg:x2="7.438cm" svg:y2="4.043cm" draw:start-shape="id9" draw:start-glue-point="3" draw:end-shape="id5" draw:end-glue-point="1" svg:d="m9195 4043h-1757">
          <text:p/>
        </draw:connector>
        <draw:connector draw:style-name="gr3" draw:text-style-name="P1" draw:layer="layout" draw:type="line" svg:x1="9.182cm" svg:y1="4.63cm" svg:x2="7.425cm" svg:y2="4.63cm" draw:start-shape="id10" draw:end-shape="id6" svg:d="m9182 4630h-1757">
          <text:p/>
        </draw:connector>
        <draw:frame draw:style-name="gr4" draw:layer="layout" svg:width="1.035cm" svg:height="0.962cm" svg:x="6.304cm" svg:y="0.889cm">
          <draw:text-box>
            <text:p>...</text:p>
          </draw:text-box>
        </draw:frame>
        <draw:frame draw:style-name="gr4" draw:layer="layout" svg:width="1.035cm" svg:height="0.962cm" svg:x="6.305cm" svg:y="4.389cm">
          <draw:text-box>
            <text:p>...</text:p>
          </draw:text-box>
        </draw:frame>
        <draw:frame draw:style-name="gr4" draw:layer="layout" svg:width="1.035cm" svg:height="0.962cm" svg:x="9.206cm" svg:y="4.389cm">
          <draw:text-box>
            <text:p>...</text:p>
          </draw:text-box>
        </draw:frame>
        <draw:frame draw:style-name="gr4" draw:layer="layout" svg:width="1.035cm" svg:height="0.962cm" svg:x="3.407cm" svg:y="2.689cm">
          <draw:text-box>
            <text:p>...</text:p>
          </draw:text-box>
        </draw:frame>
        <draw:frame draw:style-name="gr4" draw:layer="layout" svg:width="1.035cm" svg:height="0.962cm" svg:x="0.408cm" svg:y="2.689cm">
          <draw:text-box>
            <text:p>...</text:p>
          </draw:text-box>
        </draw:frame>
        <draw:frame draw:style-name="gr4" draw:text-style-name="P2" draw:layer="layout" svg:width="1.421cm" svg:height="0.797cm" svg:x="8.636cm" svg:y="0.142cm">
          <draw:text-box>
            <text:p><text:span text:style-name="T1">База</text:span></text:p>
          </draw:text-box>
        </draw:frame>
        <draw:frame draw:style-name="gr4" draw:text-style-name="P2" draw:layer="layout" svg:width="2.415cm" svg:height="0.797cm" svg:x="8.636cm" svg:y="0.843cm">
          <draw:text-box>
            <text:p><text:span text:style-name="T1">Вопросы</text:span></text:p>
          </draw:text-box>
        </draw:frame>
        <draw:line draw:style-name="gr5" draw:text-style-name="P1" draw:layer="layout" svg:x1="7.112cm" svg:y1="0.635cm" svg:x2="8.763cm" svg:y2="0.508cm">
          <text:p/>
        </draw:line>
        <draw:line draw:style-name="gr5" draw:text-style-name="P1" draw:layer="layout" svg:x1="7.1cm" svg:y1="1.223cm" svg:x2="8.763cm" svg:y2="1.143cm">
          <text:p/>
        </draw:line>
        <draw:custom-shape draw:style-name="gr6" draw:text-style-name="P1" draw:layer="layout" svg:width="2.413cm" svg:height="2.413cm" svg:x="2.694cm" svg:y="1.4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.286cm" svg:y1="4.699cm" svg:x2="3.751cm" svg:y2="3.696cm">
          <text:p/>
        </draw:line>
        <draw:frame draw:style-name="gr4" draw:text-style-name="P2" draw:layer="layout" svg:width="7.792cm" svg:height="1.343cm" svg:x="0.133cm" svg:y="4.699cm">
          <draw:text-box>
            <text:p><text:span text:style-name="T1">Добавленные на текущем</text:span></text:p>
            <text:p><text:span text:style-name="T1">шаге вывода факты, вопросы и др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marker-end="Arrow" draw:fill="none" draw:fill-gradient-name="Gradient_20_7" draw:fill-hatch-name="Hatching_20_1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446cm" fo:page-height="6.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aura </meta:initial-creator>
    <meta:creation-date>2012-01-24T17:48:15</meta:creation-date>
    <meta:generator>LibreOffice/3.6$Linux_x86 LibreOffice_project/360m1$Build-2</meta:generator>
    <dc:date>2012-12-16T09:21:46</dc:date>
    <meta:editing-duration>PT4H1M11S</meta:editing-duration>
    <meta:editing-cycles>12</meta:editing-cycles>
    <meta:document-statistic meta:object-count="35"/>
  </office:meta>
</office:document-meta>
</file>